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1.648in"/>
    </style:style>
    <style:style style:name="co3" style:family="table-column">
      <style:table-column-properties fo:break-before="auto" style:column-width="8.7165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10.4874in"/>
    </style:style>
    <style:style style:name="co6" style:family="table-column">
      <style:table-column-properties fo:break-before="auto" style:column-width="1.8244in"/>
    </style:style>
    <style:style style:name="co7" style:family="table-column">
      <style:table-column-properties fo:break-before="auto" style:column-width="8.8583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2.445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Health_5f_Camp_5f_Detail.csv">
      <style:table-properties table:display="true" style:writing-mode="lr-tb"/>
    </style:style>
    <style:style style:name="ta3" style:family="table" style:master-page-name="PageStyle_5f_Train.csv">
      <style:table-properties table:display="true" style:writing-mode="lr-tb"/>
    </style:style>
    <style:style style:name="ta4" style:family="table" style:master-page-name="PageStyle_5f_Patient_5f_Profile.csv">
      <style:table-properties table:display="true" style:writing-mode="lr-tb"/>
    </style:style>
    <style:style style:name="ta5" style:family="table" style:master-page-name="PageStyle_5f_First_5f_Health_5f_Camp_5f_Attend">
      <style:table-properties table:display="true" style:writing-mode="lr-tb"/>
    </style:style>
    <style:style style:name="ta6" style:family="table" style:master-page-name="PageStyle_5f_Second_5f_Health_5f_Camp_5f_Attend">
      <style:table-properties table:display="true" style:writing-mode="lr-tb"/>
    </style:style>
    <style:style style:name="ta7" style:family="table" style:master-page-name="PageStyle_5f_Third_5f_Health_5f_Camp_5f_Attend">
      <style:table-properties table:display="true" style:writing-mode="lr-tb"/>
    </style:style>
    <style:style style:name="ta8" style:family="table" style:master-page-name="PageStyle_5f_Test.csv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Details of the 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_Camp_Detail.csv – File containing Health_Camp_Id, Camp_Start_Date, Camp_End_Date and Category details of each camp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.csv – File containing registration details for all the test camps. This includes Patient_ID, Health_Camp_ID, Registration_Date and a few anonymized variables as on registration da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ient_Profile.csv – This file contains Patient profile details like Patient_ID, Online_Follower, Social media details, Income, Education, Age, First_Interaction_Date, City_Type and Employer_Categ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_Health_Camp_Attended.csv – This file contains details about people who attended health camp of first format. This includes Donation (amount) &amp; Health_Score of the pers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ond_Health_Camp_Attended.csv - This file contains details about people who attended health camp of second format. This includes Health_Score of the pers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rd_Health_Camp_Attended.csv - This file contains details about people who attended health camp of third format. This includes Number_of_stall_visited &amp; Last_Stall_Visited_Numb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.csv – File containing registration details for all the test camps. This includes Patient_ID, Health_Camp_ID, Registration_Date and a few anonymized variables as on registration date.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lth_Camp_Detail.csv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2" table:default-cell-style-name="Default"/>
        <table:table-row table:style-name="ro2">
          <table:table-cell table:style-name="ce3" office:value-type="string" calcext:value-type="string">
            <text:p>Field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Health_Camp_ID</text:p>
          </table:table-cell>
          <table:table-cell table:style-name="ce4" office:value-type="string" calcext:value-type="string">
            <text:p>Unique Identifier for each camp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Camp_Start_Date</text:p>
          </table:table-cell>
          <table:table-cell table:style-name="ce4" office:value-type="string" calcext:value-type="string">
            <text:p>Start Date of the Health Camp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Camp_End_Date</text:p>
          </table:table-cell>
          <table:table-cell table:style-name="ce4" office:value-type="string" calcext:value-type="string">
            <text:p>End Date of the Health Camp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Category1</text:p>
          </table:table-cell>
          <table:table-cell table:style-name="ce4" office:value-type="string" calcext:value-type="string">
            <text:p>Category segmentation of the Health Camp - 1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Category2</text:p>
          </table:table-cell>
          <table:table-cell table:style-name="ce4" office:value-type="string" calcext:value-type="string">
            <text:p>Category segmentation of the Health Camp - 2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Category3</text:p>
          </table:table-cell>
          <table:table-cell table:style-name="ce4" office:value-type="string" calcext:value-type="string">
            <text:p>Category segmentation of the Health Camp - 3</text:p>
          </table:table-cell>
          <table:table-cell table:number-columns-repeated="62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rain.csv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number-columns-repeated="62" table:default-cell-style-name="Default"/>
        <table:table-row table:style-name="ro2">
          <table:table-cell table:style-name="ce3" office:value-type="string" calcext:value-type="string">
            <text:p>Field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Patient_ID</text:p>
          </table:table-cell>
          <table:table-cell table:style-name="ce4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Health_Camp_ID</text:p>
          </table:table-cell>
          <table:table-cell table:style-name="ce4" office:value-type="string" calcext:value-type="string">
            <text:p>Unique Identifier for each camp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Registration_Date</text:p>
          </table:table-cell>
          <table:table-cell table:style-name="ce4" office:value-type="string" calcext:value-type="string">
            <text:p>Date of Registration of the patient for the health camp</text:p>
          </table:table-cell>
          <table:table-cell table:number-columns-repeated="62"/>
        </table:table-row>
        <table:table-row table:style-name="ro2">
          <table:table-cell table:style-name="ce5" office:value-type="string" calcext:value-type="string">
            <text:p>Var1 - Var5</text:p>
          </table:table-cell>
          <table:table-cell table:style-name="ce5" office:value-type="string" calcext:value-type="string">
            <text:p>Anonymized variables captured at time of registrations. These are numerical in nature and can only have discrete values</text:p>
          </table:table-cell>
          <table:table-cell table:number-columns-repeated="62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tient_Profile.csv" table:style-name="ta4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" table:number-columns-repeated="62" table:default-cell-style-name="Default"/>
        <table:table-row table:style-name="ro2">
          <table:table-cell table:style-name="ce3" office:value-type="string" calcext:value-type="string">
            <text:p>Field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Patient_ID</text:p>
          </table:table-cell>
          <table:table-cell table:style-name="ce4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Online_Follower</text:p>
          </table:table-cell>
          <table:table-cell table:style-name="ce4" office:value-type="string" calcext:value-type="string">
            <text:p>Whether a patient follows MedCamp online or not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Linkedin_Shared</text:p>
          </table:table-cell>
          <table:table-cell table:style-name="ce4" office:value-type="string" calcext:value-type="string">
            <text:p>Whether the patient has shared details of a camp on his LinkedIn id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Twitter_Shared</text:p>
          </table:table-cell>
          <table:table-cell table:style-name="ce4" office:value-type="string" calcext:value-type="string">
            <text:p>Whether the patient has tweeted about the health camp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Facebook_Shared</text:p>
          </table:table-cell>
          <table:table-cell table:style-name="ce4" office:value-type="string" calcext:value-type="string">
            <text:p>Whether the patient has shared an update about the health camp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Income</text:p>
          </table:table-cell>
          <table:table-cell table:style-name="ce4" office:value-type="string" calcext:value-type="string">
            <text:p>Income of the patient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Education_Score</text:p>
          </table:table-cell>
          <table:table-cell table:style-name="ce4" office:value-type="string" calcext:value-type="string">
            <text:p>Score about education of the patient. Higher would mean better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Age of the patient (as captured at time of registration)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First_Interaction</text:p>
          </table:table-cell>
          <table:table-cell table:style-name="ce4" office:value-type="string" calcext:value-type="string">
            <text:p>Date of first interaction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City_Type</text:p>
          </table:table-cell>
          <table:table-cell table:style-name="ce4" office:value-type="string" calcext:value-type="string">
            <text:p>Category of the city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Employer_Category</text:p>
          </table:table-cell>
          <table:table-cell table:style-name="ce4" office:value-type="string" calcext:value-type="string">
            <text:p>Category of the employer</text:p>
          </table:table-cell>
          <table:table-cell table:number-columns-repeated="62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rst_Health_Camp_Attend" table:style-name="ta5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column table:style-name="co1" table:number-columns-repeated="62" table:default-cell-style-name="Default"/>
        <table:table-row table:style-name="ro2">
          <table:table-cell table:style-name="ce3" office:value-type="string" calcext:value-type="string">
            <text:p>Field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Patient_ID</text:p>
          </table:table-cell>
          <table:table-cell table:style-name="ce4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Health_Camp_ID</text:p>
          </table:table-cell>
          <table:table-cell table:style-name="ce4" office:value-type="string" calcext:value-type="string">
            <text:p>Unique Identifier for each camp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Donation</text:p>
          </table:table-cell>
          <table:table-cell table:style-name="ce4" office:value-type="string" calcext:value-type="string">
            <text:p>Amount of donation received at the camp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Health_Score</text:p>
          </table:table-cell>
          <table:table-cell table:style-name="ce4" office:value-type="string" calcext:value-type="string">
            <text:p>Health Score as detected by the test at the camp</text:p>
          </table:table-cell>
          <table:table-cell table:number-columns-repeated="62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econd_Health_Camp_Attend" table:style-name="ta6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column table:style-name="co1" table:number-columns-repeated="62" table:default-cell-style-name="Default"/>
        <table:table-row table:style-name="ro2">
          <table:table-cell table:style-name="ce3" office:value-type="string" calcext:value-type="string">
            <text:p>Field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Patient_ID</text:p>
          </table:table-cell>
          <table:table-cell table:style-name="ce4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Health_Camp_ID</text:p>
          </table:table-cell>
          <table:table-cell table:style-name="ce4" office:value-type="string" calcext:value-type="string">
            <text:p>Unique Identifier for each camp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Health_Score</text:p>
          </table:table-cell>
          <table:table-cell table:style-name="ce4" office:value-type="string" calcext:value-type="string">
            <text:p>Health Score as detected by the test at the camp</text:p>
          </table:table-cell>
          <table:table-cell table:number-columns-repeated="62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hird_Health_Camp_Attend" table:style-name="ta7">
        <office:forms form:automatic-focus="false" form:apply-design-mode="false"/>
        <table:table-column table:style-name="co9" table:default-cell-style-name="Default"/>
        <table:table-column table:style-name="co7" table:default-cell-style-name="Default"/>
        <table:table-column table:style-name="co1" table:number-columns-repeated="62" table:default-cell-style-name="Default"/>
        <table:table-row table:style-name="ro2">
          <table:table-cell table:style-name="ce3" office:value-type="string" calcext:value-type="string">
            <text:p>Field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Patient_ID</text:p>
          </table:table-cell>
          <table:table-cell table:style-name="ce4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Health_Camp_ID</text:p>
          </table:table-cell>
          <table:table-cell table:style-name="ce4" office:value-type="string" calcext:value-type="string">
            <text:p>Unique Identifier for each camp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Number_of_stall_visited</text:p>
          </table:table-cell>
          <table:table-cell table:style-name="ce4" office:value-type="string" calcext:value-type="string">
            <text:p>Number of stalls visited at the camp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Last_Stall_Visited_Number</text:p>
          </table:table-cell>
          <table:table-cell table:style-name="ce4" office:value-type="string" calcext:value-type="string">
            <text:p>Stall number of the stall which the patient visited last. For example, if a person visited only 2 stalls say number 1 and number 7. Then, tjhis variable would be 7</text:p>
          </table:table-cell>
          <table:table-cell table:number-columns-repeated="62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est.csv" table:style-name="ta8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number-columns-repeated="62" table:default-cell-style-name="Default"/>
        <table:table-row table:style-name="ro2">
          <table:table-cell table:style-name="ce3" office:value-type="string" calcext:value-type="string">
            <text:p>Field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Patient_ID</text:p>
          </table:table-cell>
          <table:table-cell table:style-name="ce4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Health_Camp_ID</text:p>
          </table:table-cell>
          <table:table-cell table:style-name="ce4" office:value-type="string" calcext:value-type="string">
            <text:p>Unique Identifier for each camp. This ID is not sequential in nature and can not be used in modeling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Registration_Date</text:p>
          </table:table-cell>
          <table:table-cell table:style-name="ce4" office:value-type="string" calcext:value-type="string">
            <text:p>Date of Registration of the patient for the health camp</text:p>
          </table:table-cell>
          <table:table-cell table:number-columns-repeated="62"/>
        </table:table-row>
        <table:table-row table:style-name="ro2">
          <table:table-cell table:style-name="ce5" office:value-type="string" calcext:value-type="string">
            <text:p>Var1 - Var5</text:p>
          </table:table-cell>
          <table:table-cell table:style-name="ce5" office:value-type="string" calcext:value-type="string">
            <text:p>Anonymized variables captured at time of registrations. These are numerical in nature and can only have discrete values</text:p>
          </table:table-cell>
          <table:table-cell table:number-columns-repeated="62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lth_5f_Camp_5f_Detail.csv" style:display-name="PageStyle_Health_Camp_Detail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in.csv" style:display-name="PageStyle_Train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ient_5f_Profile.csv" style:display-name="PageStyle_Patient_Profile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st_5f_Health_5f_Camp_5f_Attend" style:display-name="PageStyle_First_Health_Camp_Att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_5f_Health_5f_Camp_5f_Attend" style:display-name="PageStyle_Second_Health_Camp_Att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rd_5f_Health_5f_Camp_5f_Attend" style:display-name="PageStyle_Third_Health_Camp_Att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.csv" style:display-name="PageStyle_Test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16-10-20T17:20:03</meta:creation-date>
    <dc:date>2020-11-23T22:13:52.248217836</dc:date>
    <meta:generator>LibreOffice/6.4.6.2$Linux_X86_64 LibreOffice_project/40$Build-2</meta:generator>
    <meta:editing-duration>PT8H6M19S</meta:editing-duration>
    <meta:editing-cycles>1</meta:editing-cycles>
    <meta:document-statistic meta:table-count="8" meta:cell-count="9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